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01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2.851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Syllabus, IDE, Source Control, Python vs. C++</text:p>
          </table:table-cell>
          <table:table-cell office:value-type="string">
            <text:p>Notes, 1, 2</text:p>
          </table:table-cell>
          <table:table-cell table:number-columns-repeated="2"/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Python vs. C++</text:p>
          </table:table-cell>
          <table:table-cell office:value-type="string">
            <text:p>Notes, 1, 2</text:p>
          </table:table-cell>
          <table:table-cell office:value-type="string">
            <text:p>Port simple Python program</text:p>
          </table:table-cell>
          <table:table-cell office:value-type="string">
            <text:p>Port larger Python program</text:p>
          </table:table-cell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Function Basics, Parameters &amp; Overloading</text:p>
          </table:table-cell>
          <table:table-cell office:value-type="string">
            <text:p>3, 4</text:p>
          </table:table-cell>
          <table:table-cell table:number-columns-repeated="2"/>
        </table:table-row>
        <table:table-row table:style-name="ro1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Arrays, File I/O</text:p>
          </table:table-cell>
          <table:table-cell office:value-type="string">
            <text:p>5, 12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Structures &amp; Classes, Separate Compilation &amp; Namespaces</text:p>
          </table:table-cell>
          <table:table-cell office:value-type="string">
            <text:p>6, 11</text:p>
          </table:table-cell>
          <table:table-cell table:number-columns-repeated="2"/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Constructors &amp; Other Tools, Class Inheritance</text:p>
          </table:table-cell>
          <table:table-cell office:value-type="string">
            <text:p>7, 14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office:value-type="string">
            <text:p>Operator Overloading, Friends, Reference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8" office:value-type="string">
            <text:p>MIDTERM EXAM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Pointers, References, Dynamic Arrays</text:p>
          </table:table-cell>
          <table:table-cell office:value-type="string">
            <text:p>8, 10</text:p>
          </table:table-cell>
          <table:table-cell table:number-columns-repeated="2"/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Polymorphism, Virtual Functions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STL Data Structures? Templates</text:p>
          </table:table-cell>
          <table:table-cell office:value-type="string">
            <text:p>19, 16</text:p>
          </table:table-cell>
          <table:table-cell table:number-columns-repeated="2"/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Linked Lists, Searching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Searching &amp; Sorting</text:p>
          </table:table-cell>
          <table:table-cell table:number-columns-repeated="3"/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office:value-type="string">
            <text:p>Stacks, Queues, Big-O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office:value-type="string">
            <text:p>Recursion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office:value-type="string">
            <text:p>Catch up &amp; Revie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D</text:p>
          </table:table-cell>
          <table:table-cell/>
          <table:table-cell table:style-name="ce8" office:value-type="string">
            <text:p>FINAL EXAM</text:p>
          </table:table-cell>
          <table:table-cell table:number-columns-repeated="3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5-28T17:13:20</dc:date>
    <meta:editing-duration>PT9M58S</meta:editing-duration>
    <meta:editing-cycles>18</meta:editing-cycles>
    <meta:document-statistic meta:table-count="1" meta:cell-count="116" meta:object-count="0"/>
  </office:meta>
</office:document-meta>
</file>